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3.7154in"/>
    </style:style>
    <style:style style:name="co6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1.4661in"/>
    </style:style>
    <style:style style:name="co8" style:family="table-column">
      <style:table-column-properties fo:break-before="auto" style:column-width="2.1492in"/>
    </style:style>
    <style:style style:name="co9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3.95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prisons_20_1850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116"/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ce3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England and Wales in 1850</text:p>
          </table:table-cell>
          <table:covered-table-cell table:style-name="ce2"/>
          <table:table-cell table:number-columns-repeated="4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2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local prisons</text:p>
          </table:table-cell>
          <table:table-cell table:number-columns-repeated="1023"/>
        </table:table-row>
        <table:table-row table:style-name="ro1">
          <table:table-cell office:value-type="string">
            <text:p>ave. daily number, adults and juveniles</text:p>
          </table:table-cell>
          <table:table-cell office:value-type="float" office:value="14195">
            <text:p>14,195</text:p>
          </table:table-cell>
          <table:table-cell office:value-type="float" office:value="2836">
            <text:p>2,836</text:p>
          </table:table-cell>
          <table:table-cell office:value-type="float" office:value="17031">
            <text:p>17,031</text:p>
          </table:table-cell>
          <table:table-cell table:style-name="ce4" office:value-type="float" office:value="5.00528913963329">
            <text:p>5.0</text:p>
          </table:table-cell>
          <table:table-cell table:number-columns-repeated="1019"/>
        </table:table-row>
        <table:table-row table:style-name="ro1">
          <table:table-cell office:value-type="string">
            <text:p>beginning of year</text:p>
          </table:table-cell>
          <table:table-cell office:value-type="float" office:value="13850">
            <text:p>13,850</text:p>
          </table:table-cell>
          <table:table-cell office:value-type="float" office:value="2802">
            <text:p>2,802</text:p>
          </table:table-cell>
          <table:table-cell office:value-type="float" office:value="16652">
            <text:p>16,652</text:p>
          </table:table-cell>
          <table:table-cell table:style-name="ce4" office:value-type="float" office:value="4.94289793004996">
            <text:p>4.9</text:p>
          </table:table-cell>
          <table:table-cell table:number-columns-repeated="1019"/>
        </table:table-row>
        <table:table-row table:style-name="ro1">
          <table:table-cell office:value-type="string">
            <text:p>convict prisons</text:p>
          </table:table-cell>
          <table:table-cell office:value-type="float" office:value="2877">
            <text:p>2,877</text:p>
          </table:table-cell>
          <table:table-cell office:value-type="float" office:value="153">
            <text:p>153</text:p>
          </table:table-cell>
          <table:table-cell office:value-type="float" office:value="3030">
            <text:p>3,030</text:p>
          </table:table-cell>
          <table:table-cell table:style-name="ce4" office:value-type="float" office:value="18.8039215686275">
            <text:p>18.8</text:p>
          </table:table-cell>
          <table:table-cell table:number-columns-repeated="1019"/>
        </table:table-row>
        <table:table-row table:style-name="ro1">
          <table:table-cell office:value-type="string">
            <text:p>convicts (inc. hulks)</text:p>
          </table:table-cell>
          <table:table-cell office:value-type="float" office:value="5278">
            <text:p>5,278</text:p>
          </table:table-cell>
          <table:table-cell office:value-type="float" office:value="153">
            <text:p>153</text:p>
          </table:table-cell>
          <table:table-cell office:value-type="float" office:value="5431">
            <text:p>5,431</text:p>
          </table:table-cell>
          <table:table-cell table:style-name="ce4" office:value-type="float" office:value="34.4967320261438">
            <text:p>34.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office:value-type="float" office:value="19473">
            <text:p>19,473</text:p>
          </table:table-cell>
          <table:table-cell office:value-type="float" office:value="2989">
            <text:p>2,989</text:p>
          </table:table-cell>
          <table:table-cell office:value-type="float" office:value="22462">
            <text:p>22,462</text:p>
          </table:table-cell>
          <table:table-cell table:style-name="ce4" office:value-type="float" office:value="6.51488792238207">
            <text:p>6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uveniles are defined in these returns as under 17 years of a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local prisons</text:p>
          </table:table-cell>
          <table:table-cell table:number-columns-repeated="1023"/>
        </table:table-row>
        <table:table-row table:style-name="ro1">
          <table:table-cell office:value-type="string">
            <text:p>criminals, adults</text:p>
          </table:table-cell>
          <table:table-cell office:value-type="float" office:value="11709">
            <text:p>11,709</text:p>
          </table:table-cell>
          <table:table-cell office:value-type="float" office:value="2600">
            <text:p>2,600</text:p>
          </table:table-cell>
          <table:table-cell office:value-type="float" office:value="14309">
            <text:p>14,309</text:p>
          </table:table-cell>
          <table:table-cell table:number-columns-repeated="1020"/>
        </table:table-row>
        <table:table-row table:style-name="ro1">
          <table:table-cell office:value-type="string">
            <text:p>criminals, juveniles</text:p>
          </table:table-cell>
          <table:table-cell office:value-type="float" office:value="1080">
            <text:p>1,080</text:p>
          </table:table-cell>
          <table:table-cell office:value-type="float" office:value="168">
            <text:p>168</text:p>
          </table:table-cell>
          <table:table-cell office:value-type="float" office:value="1248">
            <text:p>1,248</text:p>
          </table:table-cell>
          <table:table-cell table:number-columns-repeated="1020"/>
        </table:table-row>
        <table:table-row table:style-name="ro1">
          <table:table-cell office:value-type="string">
            <text:p>debtors, adults</text:p>
          </table:table-cell>
          <table:table-cell office:value-type="float" office:value="1061">
            <text:p>1,061</text:p>
          </table:table-cell>
          <table:table-cell office:value-type="float" office:value="34">
            <text:p>34</text:p>
          </table:table-cell>
          <table:table-cell office:value-type="float" office:value="1095">
            <text:p>1,095</text:p>
          </table:table-cell>
          <table:table-cell table:number-columns-repeated="1020"/>
        </table:table-row>
        <table:table-row table:style-name="ro1">
          <table:table-cell office:value-type="string">
            <text:p>debtors, juveniles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itment by court martial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office:value-type="string">
            <text:p>commitment as deserters awaiting a route</text:p>
          </table:table-cell>
          <table:table-cell office:value-type="float" office:value="883">
            <text:p>8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vict prisons</text:p>
          </table:table-cell>
          <table:table-cell table:number-columns-repeated="1023"/>
        </table:table-row>
        <table:table-row table:style-name="ro1">
          <table:table-cell office:value-type="string">
            <text:p>Millbank</text:p>
          </table:table-cell>
          <table:table-cell office:value-type="float" office:value="1001">
            <text:p>1,001</text:p>
          </table:table-cell>
          <table:table-cell office:value-type="float" office:value="153">
            <text:p>153</text:p>
          </table:table-cell>
          <table:table-cell office:value-type="float" office:value="1154">
            <text:p>1,154</text:p>
          </table:table-cell>
          <table:table-cell table:number-columns-repeated="1020"/>
        </table:table-row>
        <table:table-row table:style-name="ro1">
          <table:table-cell office:value-type="string">
            <text:p>Pentonville</text:p>
          </table:table-cell>
          <table:table-cell office:value-type="float" office:value="499">
            <text:p>499</text:p>
          </table:table-cell>
          <table:table-cell/>
          <table:table-cell office:value-type="float" office:value="499">
            <text:p>499</text:p>
          </table:table-cell>
          <table:table-cell table:number-columns-repeated="1020"/>
        </table:table-row>
        <table:table-row table:style-name="ro1">
          <table:table-cell office:value-type="string">
            <text:p>Portland</text:p>
          </table:table-cell>
          <table:table-cell office:value-type="float" office:value="821">
            <text:p>821</text:p>
          </table:table-cell>
          <table:table-cell/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Dartmoor</text:p>
          </table:table-cell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Parkhurst (boys ages 12-16)</text:p>
          </table:table-cell>
          <table:table-cell office:value-type="float" office:value="527">
            <text:p>527</text:p>
          </table:table-cell>
          <table:table-cell/>
          <table:table-cell office:value-type="float" office:value="527">
            <text:p>527</text:p>
          </table:table-cell>
          <table:table-cell table:number-columns-repeated="1020"/>
        </table:table-row>
        <table:table-row table:style-name="ro1">
          <table:table-cell office:value-type="string">
            <text:p>hulks</text:p>
          </table:table-cell>
          <table:table-cell office:value-type="float" office:value="1747">
            <text:p>1,747</text:p>
          </table:table-cell>
          <table:table-cell/>
          <table:table-cell office:value-type="float" office:value="1747">
            <text:p>1,747</text:p>
          </table:table-cell>
          <table:table-cell table:number-columns-repeated="1020"/>
        </table:table-row>
        <table:table-row table:style-name="ro1">
          <table:table-cell office:value-type="string">
            <text:p>invalids: "Defense" hulk</text:p>
          </table:table-cell>
          <table:table-cell office:value-type="float" office:value="395">
            <text:p>395</text:p>
          </table:table-cell>
          <table:table-cell/>
          <table:table-cell office:value-type="float" office:value="395">
            <text:p>395</text:p>
          </table:table-cell>
          <table:table-cell office:value-type="float" office:value="2142">
            <text:p>2142</text:p>
          </table:table-cell>
          <table:table-cell table:number-columns-repeated="1019"/>
        </table:table-row>
        <table:table-row table:style-name="ro1">
          <table:table-cell office:value-type="string">
            <text:p>invalids: Shorncliffe</text:p>
          </table:table-cell>
          <table:table-cell office:value-type="float" office:value="259">
            <text:p>259</text:p>
          </table:table-cell>
          <table:table-cell/>
          <table:table-cell office:value-type="float" office:value="259">
            <text:p>25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 convicts</text:p>
          </table:table-cell>
          <table:table-cell office:value-type="float" office:value="5278">
            <text:p>5,278</text:p>
          </table:table-cell>
          <table:table-cell office:value-type="float" office:value="153">
            <text:p>153</text:p>
          </table:table-cell>
          <table:table-cell office:value-type="float" office:value="5431">
            <text:p>5,43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In custody at commencement of the year (from summary tables)</text:p>
          </table:table-cell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 table:formula="of:=[.B48]+[.B54]" office:value-type="float" office:value="13850">
            <text:p>13,850</text:p>
          </table:table-cell>
          <table:table-cell table:formula="of:=[.C48]+[.C54]" office:value-type="float" office:value="2802">
            <text:p>2,802</text:p>
          </table:table-cell>
          <table:table-cell table:formula="of:=[.B41]+[.C41]" office:value-type="float" office:value="16652">
            <text:p>16,652</text:p>
          </table:table-cell>
          <table:table-cell table:style-name="ce4" table:formula="of:=[.B41]/[.C41]" office:value-type="float" office:value="4.94289793004996">
            <text:p>4.9</text:p>
          </table:table-cell>
          <table:table-cell table:number-columns-repeated="1019"/>
        </table:table-row>
        <table:table-row table:style-name="ro1">
          <table:table-cell office:value-type="string">
            <text:p>total adults</text:p>
          </table:table-cell>
          <table:table-cell table:formula="of:=[.B46]+[.B52]" office:value-type="float" office:value="12770">
            <text:p>12,770</text:p>
          </table:table-cell>
          <table:table-cell table:formula="of:=[.C46]+[.C52]" office:value-type="float" office:value="2634">
            <text:p>2,634</text:p>
          </table:table-cell>
          <table:table-cell table:formula="of:=[.B42]+[.C42]" office:value-type="float" office:value="15404">
            <text:p>15,404</text:p>
          </table:table-cell>
          <table:table-cell table:style-name="ce4" table:formula="of:=[.B42]/[.C42]" office:value-type="float" office:value="4.84813971146545">
            <text:p>4.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iminal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adults</text:p>
          </table:table-cell>
          <table:table-cell office:value-type="float" office:value="11709">
            <text:p>11,709</text:p>
          </table:table-cell>
          <table:table-cell office:value-type="float" office:value="2600">
            <text:p>2,600</text:p>
          </table:table-cell>
          <table:table-cell table:formula="of:=[.B46]+[.C46]" office:value-type="float" office:value="14309">
            <text:p>14,309</text:p>
          </table:table-cell>
          <table:table-cell table:style-name="ce4" table:formula="of:=[.B46]/[.C46]" office:value-type="float" office:value="4.50346153846154">
            <text:p>4.5</text:p>
          </table:table-cell>
          <table:table-cell table:number-columns-repeated="1019"/>
        </table:table-row>
        <table:table-row table:style-name="ro1">
          <table:table-cell office:value-type="string">
            <text:p>juveniles</text:p>
          </table:table-cell>
          <table:table-cell office:value-type="float" office:value="1080">
            <text:p>1,080</text:p>
          </table:table-cell>
          <table:table-cell office:value-type="float" office:value="168">
            <text:p>168</text:p>
          </table:table-cell>
          <table:table-cell table:formula="of:=[.B47]+[.C47]" office:value-type="float" office:value="1248">
            <text:p>1,248</text:p>
          </table:table-cell>
          <table:table-cell table:style-name="ce4" table:formula="of:=[.B47]/[.C47]" office:value-type="float" office:value="6.42857142857143">
            <text:p>6.4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formula="of:=[.B46]+[.B47]" office:value-type="float" office:value="12789">
            <text:p>12,789</text:p>
          </table:table-cell>
          <table:table-cell table:formula="of:=[.C46]+[.C47]" office:value-type="float" office:value="2768">
            <text:p>2,768</text:p>
          </table:table-cell>
          <table:table-cell table:formula="of:=[.B48]+[.C48]" office:value-type="float" office:value="15557">
            <text:p>15,557</text:p>
          </table:table-cell>
          <table:table-cell table:style-name="ce4" table:formula="of:=[.B48]/[.C48]" office:value-type="float" office:value="4.62030346820809">
            <text:p>4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bto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adults</text:p>
          </table:table-cell>
          <table:table-cell office:value-type="float" office:value="1061">
            <text:p>1,061</text:p>
          </table:table-cell>
          <table:table-cell office:value-type="float" office:value="34">
            <text:p>34</text:p>
          </table:table-cell>
          <table:table-cell table:formula="of:=[.B52]+[.C52]" office:value-type="float" office:value="1095">
            <text:p>1,095</text:p>
          </table:table-cell>
          <table:table-cell table:style-name="ce4" table:formula="of:=[.B52]/[.C52]" office:value-type="float" office:value="31.2058823529412">
            <text:p>31.2</text:p>
          </table:table-cell>
          <table:table-cell table:number-columns-repeated="1019"/>
        </table:table-row>
        <table:table-row table:style-name="ro1">
          <table:table-cell office:value-type="string">
            <text:p>juveniles</text:p>
          </table:table-cell>
          <table:table-cell table:number-columns-repeated="2" office:value-type="float" office:value="0">
            <text:p>0</text:p>
          </table:table-cell>
          <table:table-cell table:formula="of:=[.B53]+[.C5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formula="of:=[.B52]+[.B53]" office:value-type="float" office:value="1061">
            <text:p>1,061</text:p>
          </table:table-cell>
          <table:table-cell table:formula="of:=[.C52]+[.C53]" office:value-type="float" office:value="34">
            <text:p>34</text:p>
          </table:table-cell>
          <table:table-cell table:formula="of:=[.B54]+[.C54]" office:value-type="float" office:value="1095">
            <text:p>1,095</text:p>
          </table:table-cell>
          <table:table-cell table:style-name="ce4" table:formula="of:=[.B54]/[.C54]" office:value-type="float" office:value="31.2058823529412">
            <text:p>31.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rom dataset s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untOflid50</text:p>
          </table:table-cell>
          <table:table-cell office:value-type="string">
            <text:p>SumOfave-males</text:p>
          </table:table-cell>
          <table:table-cell office:value-type="string">
            <text:p>SumOfave-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050">
            <text:p>17,050</text:p>
          </table:table-cell>
          <table:table-cell office:value-type="float" office:value="2983">
            <text:p>2,983</text:p>
          </table:table-cell>
          <table:table-cell table:formula="of:=[.B60]+[.C60]" office:value-type="float" office:value="20033">
            <text:p>20,033</text:p>
          </table:table-cell>
          <table:table-cell table:style-name="ce4" table:formula="of:=[.B60]/[.C60]" office:value-type="float" office:value="5.71572242708683">
            <text:p>5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cluding inserted records</text:p>
          </table:table-cell>
          <table:table-cell table:number-columns-repeated="1023"/>
        </table:table-row>
        <table:table-row table:style-name="ro1">
          <table:table-cell office:value-type="string">
            <text:p>CountOflid50</text:p>
          </table:table-cell>
          <table:table-cell office:value-type="string">
            <text:p>SumOfave-males</text:p>
          </table:table-cell>
          <table:table-cell office:value-type="string">
            <text:p>SumOfave-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194">
            <text:p>14,194</text:p>
          </table:table-cell>
          <table:table-cell office:value-type="float" office:value="2831">
            <text:p>2,831</text:p>
          </table:table-cell>
          <table:table-cell table:formula="of:=[.B64]+[.C64]" office:value-type="float" office:value="17025">
            <text:p>17,025</text:p>
          </table:table-cell>
          <table:table-cell table:style-name="ce4" table:formula="of:=[.B64]/[.C64]" office:value-type="float" office:value="5.01377605086542">
            <text:p>5.0</text:p>
          </table:table-cell>
          <table:table-cell table:number-columns-repeated="101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50" table:style-name="ta2" table:print="false">
        <table:table-column table:style-name="co6" table:number-columns-repeated="3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3" table:number-columns-repeated="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5" office:value-type="string" table:number-columns-spanned="7" table:number-rows-spanned="1">
            <text:p>Prison Inspectors' reports of prisoners in individual prisons in England and Wales in 1850</text:p>
          </table:table-cell>
          <table:covered-table-cell table:number-columns-repeated="6" table:style-name="ce6"/>
          <table:table-cell table:number-columns-repeated="3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lid50</text:p>
          </table:table-cell>
          <table:table-cell office:value-type="string">
            <text:p>lid38</text:p>
          </table:table-cell>
          <table:table-cell office:value-type="string">
            <text:p>lid36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ave-male</text:p>
          </table:table-cell>
          <table:table-cell office:value-type="string">
            <text:p>ave-female</text:p>
          </table:table-cell>
          <table:table-cell office:value-type="string">
            <text:p>line-notes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County Gaol and House of Correctio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County Gaol and House of Correction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16th Report of Inspectors of Prisons of Great Britain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ounty Gaol and House of Correction</text:p>
          </table:table-cell>
          <table:table-cell office:value-type="float" office:value="173">
            <text:p>17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igest of Gaol Returns, 1850 -- Table No. 2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erkshire</text:p>
          </table:table-cell>
          <table:table-cell office:value-type="string">
            <text:p>Abington</text:p>
          </table:table-cell>
          <table:table-cell office:value-type="string">
            <text:p>House of Correction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Berkshire</text:p>
          </table:table-cell>
          <table:table-cell office:value-type="string">
            <text:p>Newbury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ve = average number of prisoners in the course of the year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Berkshire</text:p>
          </table:table-cell>
          <table:table-cell office:value-type="string">
            <text:p>Windsor</text:p>
          </table:table-cell>
          <table:table-cell office:value-type="string">
            <text:p>Borough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recknockshire</text:p>
          </table:table-cell>
          <table:table-cell office:value-type="string">
            <text:p>Brecknock</text:p>
          </table:table-cell>
          <table:table-cell office:value-type="string">
            <text:p>County Gaol and House of Correction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lid38 matches to lid in prisoners-england-wales-1838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County Gaol and House of Correction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County Gaol and House of Correction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Gaol and House of Correction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Cambridgeshire</text:p>
          </table:table-cell>
          <table:table-cell office:value-type="string">
            <text:p>Wisbeach</text:p>
          </table:table-cell>
          <table:table-cell office:value-type="string">
            <text:p>Gaol and House of Correction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House of Correction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 office:value-type="string">
            <text:p>County Gaol and House of Correction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Cardiganshire</text:p>
          </table:table-cell>
          <table:table-cell office:value-type="string">
            <text:p>Aberystwit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string">
            <text:p>County House of Correction and Common Gaol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aernarfonshire</text:p>
          </table:table-cell>
          <table:table-cell office:value-type="string">
            <text:p>Carnavon</text:p>
          </table:table-cell>
          <table:table-cell office:value-type="string">
            <text:p>County Gaol and House of Correction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ounty Gaol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ity Gaol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County Gaol and House of Correction</text:p>
          </table:table-cell>
          <table:table-cell office:value-type="float" office:value="239">
            <text:p>239</text:p>
          </table:table-cell>
          <table:table-cell office:value-type="float" office:value="51">
            <text:p>51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County Gaol and House of Correction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Falmout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Penzance</text:p>
          </table:table-cell>
          <table:table-cell office:value-type="string">
            <text:p>Borough Gaol and House of Corre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Saltas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Helstone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County Gaol and House of Correction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Cumberland</text:p>
          </table:table-cell>
          <table:table-cell office:value-type="string">
            <text:p>Cockermouth</text:p>
          </table:table-cell>
          <table:table-cell office:value-type="string">
            <text:p>Borough Gaol and Lock-up House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string">
            <text:p>County Gaol and House of Correction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County Gaol and House of Correction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Gaol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House of Correction</text:p>
          </table:table-cell>
          <table:table-cell office:value-type="float" office:value="140">
            <text:p>140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Debtors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ity Gaol and House of Correction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string">
            <text:p>Borough Gaol <text:s/>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Devon</text:p>
          </table:table-cell>
          <table:table-cell office:value-type="string">
            <text:p>Barnstable</text:p>
          </table:table-cell>
          <table:table-cell office:value-type="string">
            <text:p>Borough Gaol <text:s/>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Borough Gaol <text:s/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Devon</text:p>
          </table:table-cell>
          <table:table-cell office:value-type="string">
            <text:p>Bideford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Devon</text:p>
          </table:table-cell>
          <table:table-cell office:value-type="string">
            <text:p>Bradneuc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Dorset</text:p>
          </table:table-cell>
          <table:table-cell office:value-type="string">
            <text:p>Dartmout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County Gaol and House of Correction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string">
            <text:p>Town Gao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string">
            <text:p>Durham</text:p>
          </table:table-cell>
          <table:table-cell office:value-type="string">
            <text:p>County Gaol and House of Correction</text:p>
          </table:table-cell>
          <table:table-cell office:value-type="float" office:value="211">
            <text:p>211</text:p>
          </table:table-cell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Essex</text:p>
          </table:table-cell>
          <table:table-cell office:value-type="string">
            <text:p>Springfield</text:p>
          </table:table-cell>
          <table:table-cell office:value-type="string">
            <text:p>County Gaol and House of Correction</text:p>
          </table:table-cell>
          <table:table-cell office:value-type="float" office:value="215">
            <text:p>215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Essex</text:p>
          </table:table-cell>
          <table:table-cell office:value-type="string">
            <text:p>Ilford</text:p>
          </table:table-cell>
          <table:table-cell office:value-type="string">
            <text:p>County House of Correction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Essex</text:p>
          </table:table-cell>
          <table:table-cell office:value-type="string">
            <text:p>Maldon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7">
            <text:p>57</text:p>
          </table:table-cell>
          <table:table-cell office:value-type="string">
            <text:p>Essex</text:p>
          </table:table-cell>
          <table:table-cell office:value-type="string">
            <text:p>Romford</text:p>
          </table:table-cell>
          <table:table-cell office:value-type="string">
            <text:p>Gaol for the liberty of Havering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Flintshire</text:p>
          </table:table-cell>
          <table:table-cell office:value-type="string">
            <text:p>Flint</text:p>
          </table:table-cell>
          <table:table-cell office:value-type="string">
            <text:p>County House of Correction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9">
            <text:p>59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County Gaol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County House of Correction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ounty Gaol and Penitentiary</text:p>
          </table:table-cell>
          <table:table-cell office:value-type="float" office:value="171">
            <text:p>171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ity Gaol and House of Correction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ity Bridewell and Policy Sta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string">
            <text:p>Gloucestershire</text:p>
          </table:table-cell>
          <table:table-cell office:value-type="string">
            <text:p>Horsley</text:p>
          </table:table-cell>
          <table:table-cell office:value-type="string">
            <text:p>County House of Correction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string">
            <text:p>Gloucestershire</text:p>
          </table:table-cell>
          <table:table-cell office:value-type="string">
            <text:p>Northleach</text:p>
          </table:table-cell>
          <table:table-cell office:value-type="string">
            <text:p>County House of Correctio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Gloucestershire</text:p>
          </table:table-cell>
          <table:table-cell office:value-type="string">
            <text:p>Little Dean</text:p>
          </table:table-cell>
          <table:table-cell office:value-type="string">
            <text:p>County House of Correcti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Gloucestershire</text:p>
          </table:table-cell>
          <table:table-cell office:value-type="string">
            <text:p>Lawford's Gate</text:p>
          </table:table-cell>
          <table:table-cell office:value-type="string">
            <text:p>County House of Correction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string">
            <text:p>Gloucestershire</text:p>
          </table:table-cell>
          <table:table-cell office:value-type="string">
            <text:p>Tewkesbury</text:p>
          </table:table-cell>
          <table:table-cell office:value-type="string">
            <text:p>Borough Gaol and House of Corre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Gaol and House of Correction</text:p>
          </table:table-cell>
          <table:table-cell office:value-type="float" office:value="244">
            <text:p>244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string">
            <text:p>Borough Gaol and House of Correction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Town Gaol and House of Correction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Debtors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string">
            <text:p>Hampshire</text:p>
          </table:table-cell>
          <table:table-cell office:value-type="string">
            <text:p>Andover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ounty Gaol and House of Correction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ity Gaol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County Gaol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string">
            <text:p>Hertfordshire</text:p>
          </table:table-cell>
          <table:table-cell office:value-type="string">
            <text:p>St. Albans</text:p>
          </table:table-cell>
          <table:table-cell office:value-type="string">
            <text:p>Liberty Gaol and House of Correction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string">
            <text:p>County Gaol and House of Correction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ounty Gaol and House of Correction</text:p>
          </table:table-cell>
          <table:table-cell office:value-type="float" office:value="409">
            <text:p>409</text:p>
          </table:table-cell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ounty Gaol and House of Correction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City Gao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City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string">
            <text:p>Kent</text:p>
          </table:table-cell>
          <table:table-cell office:value-type="string">
            <text:p>Deal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Town Gao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string">
            <text:p>Kent</text:p>
          </table:table-cell>
          <table:table-cell office:value-type="string">
            <text:p>Sandwich</text:p>
          </table:table-cell>
          <table:table-cell office:value-type="string">
            <text:p>Town Gaol and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string">
            <text:p>Kent</text:p>
          </table:table-cell>
          <table:table-cell office:value-type="string">
            <text:p>Folkstone</text:p>
          </table:table-cell>
          <table:table-cell office:value-type="string">
            <text:p>Town Gaol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Kent</text:p>
          </table:table-cell>
          <table:table-cell office:value-type="string">
            <text:p>Romney Mars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string">
            <text:p>Kent</text:p>
          </table:table-cell>
          <table:table-cell office:value-type="string">
            <text:p>Feversham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Kent</text:p>
          </table:table-cell>
          <table:table-cell office:value-type="string">
            <text:p>Fordwic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string">
            <text:p>Kent</text:p>
          </table:table-cell>
          <table:table-cell office:value-type="string">
            <text:p>Hythe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string">
            <text:p>Kent</text:p>
          </table:table-cell>
          <table:table-cell office:value-type="string">
            <text:p>Tenterden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County Gaol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string">
            <text:p>Lancashire</text:p>
          </table:table-cell>
          <table:table-cell office:value-type="string">
            <text:p>Manchester</text:p>
          </table:table-cell>
          <table:table-cell office:value-type="string">
            <text:p>Borough Gaol</text:p>
          </table:table-cell>
          <table:table-cell office:value-type="float" office:value="161">
            <text:p>161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 office:value-type="string">
            <text:p>County House of Correction</text:p>
          </table:table-cell>
          <table:table-cell office:value-type="float" office:value="285">
            <text:p>285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string">
            <text:p>Lancashire</text:p>
          </table:table-cell>
          <table:table-cell office:value-type="string">
            <text:p>Kirkdale</text:p>
          </table:table-cell>
          <table:table-cell office:value-type="string">
            <text:p>County House of Correction</text:p>
          </table:table-cell>
          <table:table-cell office:value-type="float" office:value="369">
            <text:p>369</text:p>
          </table:table-cell>
          <table:table-cell office:value-type="float" office:value="54">
            <text:p>54</text:p>
          </table:table-cell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string">
            <text:p>Lancashire</text:p>
          </table:table-cell>
          <table:table-cell office:value-type="string">
            <text:p>Liverpool (Kirkdale)</text:p>
          </table:table-cell>
          <table:table-cell office:value-type="string">
            <text:p>Borough Gaol</text:p>
          </table:table-cell>
          <table:table-cell office:value-type="float" office:value="528">
            <text:p>528</text:p>
          </table:table-cell>
          <table:table-cell office:value-type="float" office:value="322">
            <text:p>322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Lancashire</text:p>
          </table:table-cell>
          <table:table-cell office:value-type="string">
            <text:p>Manchester (Salford)</text:p>
          </table:table-cell>
          <table:table-cell office:value-type="string">
            <text:p>County House of Correction</text:p>
          </table:table-cell>
          <table:table-cell office:value-type="float" office:value="370">
            <text:p>370</text:p>
          </table:table-cell>
          <table:table-cell office:value-type="float" office:value="115">
            <text:p>115</text:p>
          </table:table-cell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Gaol and House of Correction</text:p>
          </table:table-cell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Borough Gaol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ounty Gaol <text:s/>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ity Gaol and House of Correctio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string">
            <text:p>Lincolnshire</text:p>
          </table:table-cell>
          <table:table-cell office:value-type="string">
            <text:p>Louth</text:p>
          </table:table-cell>
          <table:table-cell office:value-type="string">
            <text:p>County House of Correction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string">
            <text:p>Lincolnshire</text:p>
          </table:table-cell>
          <table:table-cell office:value-type="string">
            <text:p>Spilsby</text:p>
          </table:table-cell>
          <table:table-cell office:value-type="string">
            <text:p>County House of Correction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string">
            <text:p>Lincolnshire</text:p>
          </table:table-cell>
          <table:table-cell office:value-type="string">
            <text:p>Kirton</text:p>
          </table:table-cell>
          <table:table-cell office:value-type="string">
            <text:p>County House of Correction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string">
            <text:p>Lincolnshire</text:p>
          </table:table-cell>
          <table:table-cell office:value-type="string">
            <text:p>Falkingham</text:p>
          </table:table-cell>
          <table:table-cell office:value-type="string">
            <text:p>County House of Correction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 office:value-type="string">
            <text:p>County House of Correction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string">
            <text:p>Lincolnshire</text:p>
          </table:table-cell>
          <table:table-cell office:value-type="string">
            <text:p>Boston</text:p>
          </table:table-cell>
          <table:table-cell office:value-type="string">
            <text:p>Borough Gaol and House of Correction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string">
            <text:p>Lincolnshire</text:p>
          </table:table-cell>
          <table:table-cell office:value-type="string">
            <text:p>Grantham</text:p>
          </table:table-cell>
          <table:table-cell office:value-type="string">
            <text:p>Borough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 office:value-type="string">
            <text:p>Borough Gaol and House of Correcti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string">
            <text:p>Merioneth</text:p>
          </table:table-cell>
          <table:table-cell office:value-type="string">
            <text:p>Dolgelly</text:p>
          </table:table-cell>
          <table:table-cell office:value-type="string">
            <text:p>County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string">
            <text:p>Merioneth</text:p>
          </table:table-cell>
          <table:table-cell office:value-type="string">
            <text:p>Bala</text:p>
          </table:table-cell>
          <table:table-cell office:value-type="string">
            <text:p>Town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836">
            <text:p>836</text:p>
          </table:table-cell>
          <table:table-cell office:value-type="float" office:value="233">
            <text:p>233</text:p>
          </table:table-cell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151">
            <text:p>151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string">
            <text:p>Middlesex</text:p>
          </table:table-cell>
          <table:table-cell office:value-type="string">
            <text:p>Whitecross-st.</text:p>
          </table:table-cell>
          <table:table-cell office:value-type="string">
            <text:p>Debtors' Prison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string">
            <text:p>Middlesex</text:p>
          </table:table-cell>
          <table:table-cell office:value-type="string">
            <text:p>Bridge-street, Blackfriar's road</text:p>
          </table:table-cell>
          <table:table-cell office:value-type="string">
            <text:p>City Bridewell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26">
            <text:p>126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517">
            <text:p>517</text:p>
          </table:table-cell>
          <table:table-cell office:value-type="float" office:value="201">
            <text:p>201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County Gaol and House of Correction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string">
            <text:p>County House of Correction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string">
            <text:p>County Gaol and House of Correction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ounty Gaol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string">
            <text:p>City Gaol and House of Correction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string">
            <text:p>County House of Correction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string">
            <text:p>Norfolk</text:p>
          </table:table-cell>
          <table:table-cell office:value-type="string">
            <text:p>Walsingham</text:p>
          </table:table-cell>
          <table:table-cell office:value-type="string">
            <text:p>County House of Correction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string">
            <text:p>Norfolk</text:p>
          </table:table-cell>
          <table:table-cell office:value-type="string">
            <text:p>Wymondham</text:p>
          </table:table-cell>
          <table:table-cell office:value-type="string">
            <text:p>County House of Correctio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 office:value-type="string">
            <text:p>Borough Gaol and House of Correction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 office:value-type="string">
            <text:p>Borough Gaol and House of Correcti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 office:value-type="string">
            <text:p>Borough Gaol <text:s/>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County Gaol and House of Correction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Borough Gaol and House of Correction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City Gaol and House of Correction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unty Gaol and House of Correction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Town Gaol and House of Correction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office:value-type="string">
            <text:p>Town Gaol and House of Correctio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County Gaol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 Gaol and House of Correction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 office:value-type="string">
            <text:p>County House of Correction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ounty Gaol and House of Correction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ity Gaol and House of Correction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string">
            <text:p>Oxfordshire</text:p>
          </table:table-cell>
          <table:table-cell office:value-type="string">
            <text:p>Banbury</text:p>
          </table:table-cell>
          <table:table-cell office:value-type="string">
            <text:p>Borough Gao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string">
            <text:p>Pembrokeshire</text:p>
          </table:table-cell>
          <table:table-cell office:value-type="string">
            <text:p>Haverford West</text:p>
          </table:table-cell>
          <table:table-cell office:value-type="string">
            <text:p>County Gaol and House of Correction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string">
            <text:p>Radnorshire</text:p>
          </table:table-cell>
          <table:table-cell office:value-type="string">
            <text:p>Presteign</text:p>
          </table:table-cell>
          <table:table-cell office:value-type="string">
            <text:p>County Gaol and House of Correcti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string">
            <text:p>Radnorshire</text:p>
          </table:table-cell>
          <table:table-cell office:value-type="string">
            <text:p>New Radnor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string">
            <text:p>County Gaol and House of Correctio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County Gaol and House of Correction</text:p>
          </table:table-cell>
          <table:table-cell office:value-type="float" office:value="134">
            <text:p>134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office:value-type="string">
            <text:p>Shropshire</text:p>
          </table:table-cell>
          <table:table-cell office:value-type="string">
            <text:p>Ludlow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string">
            <text:p>Shropshire</text:p>
          </table:table-cell>
          <table:table-cell office:value-type="string">
            <text:p>Bridgenorth</text:p>
          </table:table-cell>
          <table:table-cell office:value-type="string">
            <text:p>Borough Lock-up Hou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string">
            <text:p>County House of Correction</text:p>
          </table:table-cell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string">
            <text:p>Somerset</text:p>
          </table:table-cell>
          <table:table-cell office:value-type="string">
            <text:p>Wilton</text:p>
          </table:table-cell>
          <table:table-cell office:value-type="string">
            <text:p>County House of Correction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House of Correction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ommon Gaol</text:p>
          </table:table-cell>
          <table:table-cell office:value-type="float" office:value="137">
            <text:p>137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 office:value-type="string">
            <text:p>City Gaol <text:s/>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ounty Gaol and House of Correction</text:p>
          </table:table-cell>
          <table:table-cell office:value-type="float" office:value="484">
            <text:p>484</text:p>
          </table:table-cell>
          <table:table-cell office:value-type="float" office:value="75">
            <text:p>75</text:p>
          </table:table-cell>
          <table:table-cell table:number-columns-repeated="101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Staffordshire</text:p>
          </table:table-cell>
          <table:table-cell office:value-type="string">
            <text:p>Lichfield</text:p>
          </table:table-cell>
          <table:table-cell office:value-type="string">
            <text:p>County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string">
            <text:p>County Gaol and House of Correction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unty Gaol and House of Correction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 and House of Correctio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Suffolk</text:p>
          </table:table-cell>
          <table:table-cell office:value-type="string">
            <text:p>Beccles</text:p>
          </table:table-cell>
          <table:table-cell office:value-type="string">
            <text:p>County House of Corre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223">
            <text:p>223</text:p>
          </table:table-cell>
          <table:table-cell office:value-type="float" office:value="93">
            <text:p>93</text:p>
          </table:table-cell>
          <table:table-cell table:number-columns-repeated="101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153">
            <text:p>153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Gaol and House of Correctio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  <table:table-cell office:value-type="string">
            <text:p>Surrey</text:p>
          </table:table-cell>
          <table:table-cell office:value-type="string">
            <text:p>Queen's Prison</text:p>
          </table:table-cell>
          <table:table-cell office:value-type="string">
            <text:p>Debtor's Gaol</text:p>
          </table:table-cell>
          <table:table-cell office:value-type="float" office:value="170">
            <text:p>170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 office:value-type="string">
            <text:p>Sussex</text:p>
          </table:table-cell>
          <table:table-cell office:value-type="string">
            <text:p>Lewis</text:p>
          </table:table-cell>
          <table:table-cell office:value-type="string">
            <text:p>County House of Correction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string">
            <text:p>County House of Correction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string">
            <text:p>Sussex</text:p>
          </table:table-cell>
          <table:table-cell office:value-type="string">
            <text:p>Battle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string">
            <text:p>Sussex</text:p>
          </table:table-cell>
          <table:table-cell office:value-type="string">
            <text:p>Hastings</text:p>
          </table:table-cell>
          <table:table-cell office:value-type="string">
            <text:p>Town Gaol <text:s/>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 office:value-type="string">
            <text:p>Sussex</text:p>
          </table:table-cell>
          <table:table-cell office:value-type="string">
            <text:p>Winchelsea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string">
            <text:p>Sussex</text:p>
          </table:table-cell>
          <table:table-cell office:value-type="string">
            <text:p>Rye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Gaol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House of Correction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office:value-type="string">
            <text:p>City Gaol and House of Correction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string">
            <text:p>sex allocated based on begin-year totals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string">
            <text:p>Borough Gaol</text:p>
          </table:table-cell>
          <table:table-cell office:value-type="float" office:value="148">
            <text:p>148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County Gaol and House of Correction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90">
            <text:p>190</text:p>
          </table:table-cell>
          <table:table-cell office:value-type="float" office:value="203">
            <text:p>203</text:p>
          </table:table-cell>
          <table:table-cell office:value-type="string">
            <text:p>Westmorland</text:p>
          </table:table-cell>
          <table:table-cell office:value-type="string">
            <text:p>Kendal</text:p>
          </table:table-cell>
          <table:table-cell office:value-type="string">
            <text:p>County House of Correctio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office:value-type="float" office:value="204">
            <text:p>204</text:p>
          </table:table-cell>
          <table:table-cell office:value-type="string">
            <text:p>Wiltshire</text:p>
          </table:table-cell>
          <table:table-cell office:value-type="string">
            <text:p>Fisherton Anger</text:p>
          </table:table-cell>
          <table:table-cell office:value-type="string">
            <text:p>County Gaol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  <table:table-cell office:value-type="float" office:value="205">
            <text:p>205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County House of Correction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 office:value-type="string">
            <text:p>County Bridewell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ounty Gaol and House of Correction</text:p>
          </table:table-cell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95">
            <text:p>195</text:p>
          </table:table-cell>
          <table:table-cell office:value-type="float" office:value="208">
            <text:p>208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ity Gaol and House of Correction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ounty Gaol</text:p>
          </table:table-cell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 House of Correction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 office:value-type="float" office:value="214">
            <text:p>214</text:p>
          </table:table-cell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string">
            <text:p>County House of Correction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County House of Correction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 office:value-type="float" office:value="216">
            <text:p>216</text:p>
          </table:table-cell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string">
            <text:p>County House of Correction</text:p>
          </table:table-cell>
          <table:table-cell office:value-type="float" office:value="473">
            <text:p>473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217">
            <text:p>217</text:p>
          </table:table-cell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 office:value-type="string">
            <text:p>Town Gaol and House of Correction</text:p>
          </table:table-cell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string">
            <text:p>Borough Gaol</text:p>
          </table:table-cell>
          <table:table-cell office:value-type="float" office:value="243">
            <text:p>243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Borough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Borough Gaol and House of Correctio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Halifax</text:p>
          </table:table-cell>
          <table:table-cell office:value-type="string">
            <text:p>Debtors' Gaol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Sheffield</text:p>
          </table:table-cell>
          <table:table-cell office:value-type="string">
            <text:p>Debtors' Ga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Millbank Penitentiary</text:p>
          </table:table-cell>
          <table:table-cell office:value-type="float" office:value="1001">
            <text:p>1001</text:p>
          </table:table-cell>
          <table:table-cell office:value-type="float" office:value="152">
            <text:p>152</text:p>
          </table:table-cell>
          <table:table-cell office:value-type="string">
            <text:p>inserted record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Pentonville Convict Prison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string">
            <text:p>inserted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  <table:table-cell office:value-type="string">
            <text:p>Hampshire</text:p>
          </table:table-cell>
          <table:table-cell office:value-type="string">
            <text:p>Parkhurst</text:p>
          </table:table-cell>
          <table:table-cell office:value-type="string">
            <text:p>Juvenile Prison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string">
            <text:p>inserted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  <table:table-cell office:value-type="string">
            <text:p>Dorset</text:p>
          </table:table-cell>
          <table:table-cell office:value-type="string">
            <text:p>Portland</text:p>
          </table:table-cell>
          <table:table-cell office:value-type="string">
            <text:p>Convict Prison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string">
            <text:p>inserted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  <table:table-cell office:value-type="string">
            <text:p>Devon</text:p>
          </table:table-cell>
          <table:table-cell office:value-type="string">
            <text:p>Dartmoor</text:p>
          </table:table-cell>
          <table:table-cell office:value-type="string">
            <text:p>Convict Prison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inserted</text:p>
          </table:table-cell>
          <table:table-cell table:number-columns-repeated="101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50" style:display-name="PageStyle_prisons 18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71" meta:object-count="0"/>
    <meta:generator>OpenOffice/4.1.1$Win32 OpenOffice.org_project/411m6$Build-9775</meta:generator>
  </office:meta>
</office:document-meta>
</file>